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(&lt;Program&gt;) = { PROGRAM }</text:p>
      <text:p text:style-name="Standard">FIRST(&lt;Block_body&gt;) = { CONST, TYPE, VAR, PROCEDURE, BEGIN }</text:p>
      <text:p text:style-name="Standard">FIRST(&lt;Block_body2&gt;) = { CONST, Epsilon }</text:p>
      <text:p text:style-name="Standard">FIRST(&lt;Block_body3&gt;) = { TYPE, Epsilon }</text:p>
      <text:p text:style-name="Standard">FIRST(&lt;Block_body4&gt;) = { VAR, Epsilon }</text:p>
      <text:p text:style-name="Standard">FIRST(&lt;Block_body5&gt;) = { PROCEDURE, Epsilon }</text:p>
      <text:p text:style-name="Standard">FIRST(&lt;Constant_definition_part&gt;) = { CONST }</text:p>
      <text:p text:style-name="Standard">FIRST(&lt;Constant_definition_part2&gt;) = { ID, Epsilon }</text:p>
      <text:p text:style-name="Standard">FIRST(&lt;Constant_definition&gt;) = { ID }</text:p>
      <text:p text:style-name="Standard">FIRST(&lt;Type_definition_part&gt;) = { TYPE }</text:p>
      <text:p text:style-name="Standard">FIRST(&lt;Type_definition_part2&gt;) = { ID, Epsilon }</text:p>
      <text:p text:style-name="Standard">FIRST(&lt;Type_definition&gt;) = { ID }</text:p>
      <text:p text:style-name="Standard">FIRST(&lt;New_type&gt;) = { ARRAY, RECORD }</text:p>
      <text:p text:style-name="Standard">FIRST(&lt;New_array_type&gt;) = { ARRAY }</text:p>
      <text:p text:style-name="Standard">FIRST(&lt;Index_range&gt;) = { NUMERAL, ID }</text:p>
      <text:p text:style-name="Standard">FIRST(&lt;New_record_type&gt;) = { RECORD }</text:p>
      <text:p text:style-name="Standard">FIRST(&lt;Field_list&gt;) = { ID }</text:p>
      <text:p text:style-name="Standard">FIRST(&lt;Field_list2&gt;) = { SEMICOLON, Epsilon }</text:p>
      <text:p text:style-name="Standard">FIRST(&lt;Record_section&gt;) = { ID }</text:p>
      <text:p text:style-name="Standard">FIRST(&lt;Record_section2&gt;) = { COMMA, Epsilon }</text:p>
      <text:p text:style-name="Standard">FIRST(&lt;Variable_definition_part&gt;) = { VAR }</text:p>
      <text:p text:style-name="Standard">FIRST(&lt;Variable_definition_part2&gt;) = { ID, Epsilon }</text:p>
      <text:p text:style-name="Standard">FIRST(&lt;Variable_definition&gt;) = { ID }</text:p>
      <text:p text:style-name="Standard">FIRST(&lt;Variable_group&gt;) = { ID }</text:p>
      <text:p text:style-name="Standard">FIRST(&lt;Variable_group2&gt;) = { COMMA, Epsilon }</text:p>
      <text:p text:style-name="Standard">FIRST(&lt;Procedure_definition&gt;) = { PROCEDURE }</text:p>
      <text:p text:style-name="Standard">FIRST(&lt;Procedure_block&gt;) = { LEFTPARENTHESIS, SEMICOLON }</text:p>
      <text:p text:style-name="Standard">FIRST(&lt;Procedure_block2&gt;) = { LEFTPARENTHESIS, Epsilon }</text:p>
      <text:p text:style-name="Standard">FIRST(&lt;Formal_parameter_list&gt;) = { VAR, ID }</text:p>
      <text:p text:style-name="Standard">FIRST(&lt;Formal_parameter_list2&gt;) = { SEMICOLON, Epsilon }</text:p>
      <text:p text:style-name="Standard">FIRST(&lt;Parameter_definition&gt;) = { VAR, ID }</text:p>
      <text:p text:style-name="Standard">FIRST(&lt;Parameter_definition2&gt;) = { VAR, Epsilon }</text:p>
      <text:p text:style-name="Standard">FIRST(&lt;Statement&gt;) = { ID, IF, WHILE, BEGIN, Epsilon }</text:p>
      <text:p text:style-name="Standard">FIRST(&lt;Statement2&gt;) = { LEFTPARENTHESIS, LEFTBRACKET, PERIOD, BECOMES, <text:s/><text:tab/><text:tab/><text:tab/> <text:s text:c="19"/>Epsilon }</text:p>
      <text:p text:style-name="Standard">FIRST(&lt;Statement3&gt;) = { LEFTBRACKET, PERIOD, Epsilon }</text:p>
      <text:p text:style-name="Standard">FIRST(&lt;Assignment_statement&gt;) = { ID }</text:p>
      <text:p text:style-name="Standard">FIRST(&lt;Procedure_statement&gt;) = { LEFTPARENTHESIS, Epsilon }</text:p>
      <text:p text:style-name="Standard">FIRST(&lt;Actual_parameter_list&gt;) = { PLUS, MINUS, NUMERAL, ID, LEFTPARENTHESIS, <text:tab/><text:tab/><text:tab/><text:tab/><text:tab/> <text:s/>NOT }</text:p>
      <text:p text:style-name="Standard">FIRST(&lt;Actual_parameter_list2&gt;) = { COMMA, Epsilon }</text:p>
      <text:p text:style-name="Standard">FIRST(&lt;If_statement&gt;) = { IF }</text:p>
      <text:p text:style-name="Standard">FIRST(&lt;If_statement2&gt;) = { ELSE, Epsilon }</text:p>
      <text:p text:style-name="Standard">FIRST(&lt;While_statement&gt;) = { WHILE }</text:p>
      <text:p text:style-name="Standard">FIRST(&lt;Compound_statement&gt;) = { BEGIN }</text:p>
      <text:p text:style-name="Standard">FIRST(&lt;Compound_statement2&gt;) = { SEMICOLON, Epsilon }</text:p>
      <text:p text:style-name="Standard">FIRST(&lt;Expression&gt;) = { PLUS, MINUS, NUMERAL, ID, LEFTPARENTHESIS, NOT }</text:p>
      <text:p text:style-name="Standard">FIRST(&lt;Expression2&gt;) = { LESS, EQUAL, GREATER, NOTGREATER, NOTEQUAL, NOTLESS, Epsilon }</text:p>
      <text:p text:style-name="Standard">FIRST(&lt;Relational_operator&gt;) = { LESS, EQUAL, GREATER, NOTGREATER, NOTEQUAL, NOTLESS }</text:p>
      <text:p text:style-name="P1">FIRST(&lt;Simple_expression&gt;) = { PLUS, MINUS, NUMERAL, ID, LEFTPARENTHESIS, NOT }</text:p>
      <text:p text:style-name="Standard">FIRST(&lt;Simple_expression2&gt;) = { PLUS, MINUS, Epsilon }</text:p>
      <text:p text:style-name="Standard">FIRST(&lt;Simple_expression3&gt;) = { PLUS, MINUS, OR, Epsilon }</text:p>
      <text:p text:style-name="Standard">FIRST(&lt;Sign_operator&gt;) = { PLUS, MINUS }</text:p>
      <text:p text:style-name="Standard">FIRST(&lt;Additive_operator&gt;) = { PLUS, MINUS, OR }</text:p>
      <text:p text:style-name="Standard">FIRST(&lt;Term&gt;) = { NUMERAL, ID, LEFTPARENTHESIS, NOT }</text:p>
      <text:p text:style-name="Standard">FIRST(&lt;Term2&gt;) = { ASTERISK, DIV, MOD, AND, Epsilon }</text:p>
      <text:p text:style-name="Standard">FIRST(&lt;Multiplying_operator&gt;) = { ASTERISK, DIV, MOD, AND }</text:p>
      <text:p text:style-name="Standard">FIRST(&lt;Factor&gt;) = { NUMERAL, ID, LEFTPARENTHESIS, NOT }</text:p>
      <text:p text:style-name="Standard">FIRST(&lt;Factor2&gt;) = { LEFTBRACKET, PERIOD, Epsilon }</text:p>
      <text:p text:style-name="Standard">FIRST(&lt;Variable_access&gt;) = { ID }</text:p>
      <text:p text:style-name="Standard">FIRST(&lt;Variable_access2&gt;) = { LEFTBRACKET, PERIOD, Epsilon }</text:p>
      <text:p text:style-name="Standard">FIRST(&lt;Selector&gt;) = { LEFTBRACKET, PERIOD }</text:p>
      <text:p text:style-name="Standard">FIRST(&lt;Index_selector&gt;) = { LEFTBRACKET }</text:p>
      <text:p text:style-name="Standard">FIRST(&lt;Field_selector&gt;) = { PERIOD }</text:p>
      <text:p text:style-name="Standard">FIRST(&lt;Constant&gt;) = { NUMERAL, ID 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4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09T09:48:28</meta:creation-date>
    <dc:date>2009-11-09T21:04:53</dc:date>
    <meta:editing-cycles>15</meta:editing-cycles>
    <meta:editing-duration>PT09H25M21S</meta:editing-duration>
    <meta:print-date>2009-11-09T15:14:47</meta:print-date>
    <meta:document-statistic meta:table-count="0" meta:image-count="0" meta:object-count="0" meta:page-count="2" meta:paragraph-count="63" meta:word-count="404" meta:character-count="3060"/>
    <meta:user-defined meta:name="Info 1"/>
    <meta:user-defined meta:name="Info 2"/>
    <meta:user-defined meta:name="Info 3"/>
    <meta:user-defined meta:name="Info 4"/>
  </office:meta>
</office:document-meta>
</file>